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Generator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Generator.FormGenerator( String formName , String title , Dimension2D dim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Generator.getDim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Generator.generate( PSGenerator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mGenerator.getFor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Generator.getMatr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Generator.ge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Generator.generateAdditionalDataStream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